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8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Line_20_Style_20_9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8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Line_20_Style_20_9" svg:stroke-color="#8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solid" draw:stroke-dash="Line_20_Style_20_9" svg:stroke-color="#008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gr10" style:family="graphic" style:parent-style-name="standard">
      <style:graphic-properties svg:stroke-color="#008000" draw:marker-start="Arrowheads_20_1" draw:marker-end="Arrowheads_20_1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800000" fo:font-size="12pt" style:font-size-asian="12pt" style:font-size-complex="12pt"/>
    </style:style>
    <style:style style:name="P5" style:family="paragraph">
      <style:paragraph-properties fo:text-align="end"/>
      <style:text-properties fo:color="#4c4c4c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008080" fo:font-size="12pt" style:font-size-asian="12pt" style:font-size-complex="12pt"/>
    </style:style>
    <style:style style:name="T2" style:family="text">
      <style:text-properties fo:color="#008080" style:text-position="-33% 58%" fo:font-size="12pt" style:font-size-asian="12pt" style:font-size-complex="12pt"/>
    </style:style>
    <style:style style:name="T3" style:family="text">
      <style:text-properties style:text-position="-33%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-33% 58%" fo:font-size="12pt" style:font-size-asian="12pt" style:font-size-complex="12pt"/>
    </style:style>
    <style:style style:name="T6" style:family="text">
      <style:text-properties fo:color="#800000" fo:font-size="12pt" style:font-size-asian="12pt" style:font-size-complex="12pt"/>
    </style:style>
    <style:style style:name="T7" style:family="text">
      <style:text-properties fo:color="#800000" style:text-position="-33% 58%" fo:font-size="12pt" style:font-size-asian="12pt" style:font-size-complex="12pt"/>
    </style:style>
    <style:style style:name="T8" style:family="text">
      <style:text-properties fo:color="#4c4c4c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8.355cm" svg:x="3.875cm" svg:y="4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905cm" svg:height="1.27cm" svg:x="4.175cm" svg:y="5.445cm">
          <text:p text:style-name="P2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905cm" svg:height="1.27cm" svg:x="4.175cm" svg:y="7.985cm">
          <text:p text:style-name="P3">X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905cm" svg:height="1.27cm" svg:x="8.62cm" svg:y="5.445cm">
          <text:p text:style-name="P3"><text:span text:style-name="T4">Y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27cm" svg:x="4.175cm" svg:y="10.525cm">
          <text:p text:style-name="P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1.27cm" svg:x="8.62cm" svg:y="7.985cm">
          <text:p text:style-name="P4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985cm" svg:height="0.725cm" svg:x="3.54cm" svg:y="4.21cm">
          <draw:text-box>
            <text:p text:style-name="P5"><text:span text:style-name="T8">X and Y packages dilemma</text:span></text:p>
          </draw:text-box>
        </draw:frame>
        <draw:custom-shape draw:style-name="gr8" draw:text-style-name="P2" xml:id="id3" draw:id="id3" draw:layer="layout" svg:width="1.905cm" svg:height="1.27cm" svg:x="8.62cm" svg:y="10.525cm">
          <text:p text:style-name="P2"><text:span text:style-name="T1">Y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6.08cm" svg:y1="8.62cm" svg:x2="8.62cm" svg:y2="6.08cm" draw:start-shape="id1" draw:start-glue-point="1" draw:end-shape="id2" svg:d="m6080 8620 2540-2540">
          <text:p/>
        </draw:connector>
        <draw:connector draw:style-name="gr10" draw:text-style-name="P1" draw:layer="layout" draw:type="line" svg:x1="8.62cm" svg:y1="11.16cm" svg:x2="6.08cm" svg:y2="6.08cm" draw:start-shape="id3" draw:start-glue-point="3" draw:end-shape="id4" draw:end-glue-point="1" svg:d="m8620 11160-2540-5080">
          <text:p/>
        </draw:connector>
        <draw:custom-shape draw:style-name="gr11" draw:text-style-name="P1" draw:layer="layout" svg:width="1.27cm" svg:height="1.046cm" svg:x="7.985cm" svg:y="7.57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1.27cm" svg:height="1.046cm" svg:x="5.445cm" svg:y="10.11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is Wilke</meta:initial-creator>
    <meta:creation-date>2012-09-09T13:55:10</meta:creation-date>
    <dc:date>2012-09-09T14:21:24</dc:date>
    <dc:creator>Alexis Wilke</dc:creator>
    <meta:editing-duration>PT26M15S</meta:editing-duration>
    <meta:editing-cycles>4</meta:editing-cycles>
    <meta:generator>LibreOffice/3.3$Unix LibreOffice_project/330m19$Build-401</meta:generator>
    <meta:document-statistic meta:object-count="12"/>
  </office:meta>
</office:document-meta>
</file>